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67.91mm" svg:y="91.57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Raw: 18544 <text:s text:c="3"/>sampled: 1867.529 <text:s text:c="2"/>given: 3800 <text:s text:c="2"/>gain: 2.034774</text:p>
          </table:table-cell>
        </table:table-row>
        <table:table-row table:style-name="ro1">
          <table:table-cell office:value-type="string" calcext:value-type="string">
            <text:p>Raw: 18545 <text:s text:c="3"/>sampled: 1867.63 <text:s text:c="2"/>given: 3800 <text:s text:c="2"/>gain: 2.034664</text:p>
          </table:table-cell>
        </table:table-row>
        <table:table-row table:style-name="ro1">
          <table:table-cell office:value-type="string" calcext:value-type="string">
            <text:p>Raw: 17569 <text:s text:c="3"/>sampled: 1769.339 <text:s text:c="2"/>given: 3600 <text:s text:c="2"/>gain: 2.034658</text:p>
          </table:table-cell>
        </table:table-row>
        <table:table-row table:style-name="ro1">
          <table:table-cell office:value-type="string" calcext:value-type="string">
            <text:p>Raw: 17569 <text:s text:c="3"/>sampled: 1769.339 <text:s text:c="2"/>given: 3600 <text:s text:c="2"/>gain: 2.034658</text:p>
          </table:table-cell>
        </table:table-row>
        <table:table-row table:style-name="ro1">
          <table:table-cell office:value-type="string" calcext:value-type="string">
            <text:p>Raw: 16593 <text:s text:c="3"/>sampled: 1671.048 <text:s text:c="2"/>given: 3400 <text:s text:c="2"/>gain: 2.034651</text:p>
          </table:table-cell>
        </table:table-row>
        <table:table-row table:style-name="ro1">
          <table:table-cell office:value-type="string" calcext:value-type="string">
            <text:p>Raw: 16592 <text:s text:c="3"/>sampled: 1670.947 <text:s text:c="2"/>given: 3400 <text:s text:c="2"/>gain: 2.034774</text:p>
          </table:table-cell>
        </table:table-row>
        <table:table-row table:style-name="ro1">
          <table:table-cell office:value-type="string" calcext:value-type="string">
            <text:p>Raw: 15619 <text:s text:c="3"/>sampled: 1572.958 <text:s text:c="2"/>given: 3200 <text:s text:c="2"/>gain: 2.034383</text:p>
          </table:table-cell>
        </table:table-row>
        <table:table-row table:style-name="ro1">
          <table:table-cell office:value-type="string" calcext:value-type="string">
            <text:p>Raw: 15618 <text:s text:c="3"/>sampled: 1572.858 <text:s text:c="2"/>given: 3200 <text:s text:c="2"/>gain: 2.034513</text:p>
          </table:table-cell>
        </table:table-row>
        <table:table-row table:style-name="ro1">
          <table:table-cell office:value-type="string" calcext:value-type="string">
            <text:p>Raw: 14644 <text:s text:c="3"/>sampled: 1474.768 <text:s text:c="2"/>given: 3000 <text:s text:c="2"/>gain: 2.034218</text:p>
          </table:table-cell>
        </table:table-row>
        <table:table-row table:style-name="ro1">
          <table:table-cell office:value-type="string" calcext:value-type="string">
            <text:p>Raw: 14643 <text:s text:c="3"/>sampled: 1474.667 <text:s text:c="2"/>given: 3000 <text:s text:c="2"/>gain: 2.034357</text:p>
          </table:table-cell>
        </table:table-row>
        <table:table-row table:style-name="ro1">
          <table:table-cell office:value-type="string" calcext:value-type="string">
            <text:p>Raw: 13669 <text:s text:c="3"/>sampled: 1376.578 <text:s text:c="2"/>given: 2800 <text:s text:c="2"/>gain: 2.03403</text:p>
          </table:table-cell>
        </table:table-row>
        <table:table-row table:style-name="ro1">
          <table:table-cell office:value-type="string" calcext:value-type="string">
            <text:p>Raw: 13669 <text:s text:c="3"/>sampled: 1376.578 <text:s text:c="2"/>given: 2800 <text:s text:c="2"/>gain: 2.03403</text:p>
          </table:table-cell>
        </table:table-row>
        <table:table-row table:style-name="ro1">
          <table:table-cell office:value-type="string" calcext:value-type="string">
            <text:p>Raw: 12692 <text:s text:c="3"/>sampled: 1278.186 <text:s text:c="2"/>given: 2600 <text:s text:c="2"/>gain: 2.034133</text:p>
          </table:table-cell>
        </table:table-row>
        <table:table-row table:style-name="ro1">
          <table:table-cell office:value-type="string" calcext:value-type="string">
            <text:p>Raw: 12693 <text:s text:c="3"/>sampled: 1278.287 <text:s text:c="2"/>given: 2600 <text:s text:c="2"/>gain: 2.033973</text:p>
          </table:table-cell>
        </table:table-row>
        <table:table-row table:style-name="ro1">
          <table:table-cell office:value-type="string" calcext:value-type="string">
            <text:p>Raw: 11718 <text:s text:c="3"/>sampled: 1180.096 <text:s text:c="2"/>given: 2400 <text:s text:c="2"/>gain: 2.033732</text:p>
          </table:table-cell>
        </table:table-row>
        <table:table-row table:style-name="ro1">
          <table:table-cell office:value-type="string" calcext:value-type="string">
            <text:p>Raw: 11718 <text:s text:c="3"/>sampled: 1180.096 <text:s text:c="2"/>given: 2400 <text:s text:c="2"/>gain: 2.033732</text:p>
          </table:table-cell>
        </table:table-row>
        <table:table-row table:style-name="ro1">
          <table:table-cell office:value-type="string" calcext:value-type="string">
            <text:p>Raw: 10743 <text:s text:c="3"/>sampled: 1081.906 <text:s text:c="2"/>given: 2200 <text:s text:c="2"/>gain: 2.033448</text:p>
          </table:table-cell>
        </table:table-row>
        <table:table-row table:style-name="ro1">
          <table:table-cell office:value-type="string" calcext:value-type="string">
            <text:p>Raw: 10742 <text:s text:c="3"/>sampled: 1081.805 <text:s text:c="2"/>given: 2200 <text:s text:c="2"/>gain: 2.03363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.034774" calcext:value-type="float">
            <text:p>2.034774</text:p>
          </table:table-cell>
        </table:table-row>
        <table:table-row table:style-name="ro1">
          <table:table-cell table:style-name="ce1" office:value-type="float" office:value="2.034664" calcext:value-type="float">
            <text:p>2.034664</text:p>
          </table:table-cell>
        </table:table-row>
        <table:table-row table:style-name="ro1">
          <table:table-cell table:style-name="ce1" office:value-type="float" office:value="2.034658" calcext:value-type="float">
            <text:p>2.034658</text:p>
          </table:table-cell>
        </table:table-row>
        <table:table-row table:style-name="ro1">
          <table:table-cell table:style-name="ce1" office:value-type="float" office:value="2.034658" calcext:value-type="float">
            <text:p>2.034658</text:p>
          </table:table-cell>
        </table:table-row>
        <table:table-row table:style-name="ro1">
          <table:table-cell table:style-name="ce1" office:value-type="float" office:value="2.034651" calcext:value-type="float">
            <text:p>2.034651</text:p>
          </table:table-cell>
        </table:table-row>
        <table:table-row table:style-name="ro1">
          <table:table-cell table:style-name="ce1" office:value-type="float" office:value="2.034774" calcext:value-type="float">
            <text:p>2.034774</text:p>
          </table:table-cell>
        </table:table-row>
        <table:table-row table:style-name="ro1">
          <table:table-cell table:style-name="ce1" office:value-type="float" office:value="2.034383" calcext:value-type="float">
            <text:p>2.034383</text:p>
          </table:table-cell>
        </table:table-row>
        <table:table-row table:style-name="ro1">
          <table:table-cell table:style-name="ce1" office:value-type="float" office:value="2.034513" calcext:value-type="float">
            <text:p>2.034513</text:p>
          </table:table-cell>
        </table:table-row>
        <table:table-row table:style-name="ro1">
          <table:table-cell table:style-name="ce1" office:value-type="float" office:value="2.034218" calcext:value-type="float">
            <text:p>2.034218</text:p>
          </table:table-cell>
        </table:table-row>
        <table:table-row table:style-name="ro1">
          <table:table-cell table:style-name="ce1" office:value-type="float" office:value="2.034357" calcext:value-type="float">
            <text:p>2.034357</text:p>
          </table:table-cell>
        </table:table-row>
        <table:table-row table:style-name="ro1">
          <table:table-cell table:style-name="ce1" office:value-type="float" office:value="2.03403" calcext:value-type="float">
            <text:p>2.03403</text:p>
          </table:table-cell>
        </table:table-row>
        <table:table-row table:style-name="ro1">
          <table:table-cell table:style-name="ce1" office:value-type="float" office:value="2.03403" calcext:value-type="float">
            <text:p>2.03403</text:p>
          </table:table-cell>
        </table:table-row>
        <table:table-row table:style-name="ro1">
          <table:table-cell table:style-name="ce1" office:value-type="float" office:value="2.034133" calcext:value-type="float">
            <text:p>2.034133</text:p>
          </table:table-cell>
        </table:table-row>
        <table:table-row table:style-name="ro1">
          <table:table-cell table:style-name="ce1" office:value-type="float" office:value="2.033973" calcext:value-type="float">
            <text:p>2.033973</text:p>
          </table:table-cell>
        </table:table-row>
        <table:table-row table:style-name="ro1">
          <table:table-cell table:style-name="ce1" office:value-type="float" office:value="2.033732" calcext:value-type="float">
            <text:p>2.033732</text:p>
          </table:table-cell>
        </table:table-row>
        <table:table-row table:style-name="ro1">
          <table:table-cell table:style-name="ce1" office:value-type="float" office:value="2.033732" calcext:value-type="float">
            <text:p>2.033732</text:p>
          </table:table-cell>
        </table:table-row>
        <table:table-row table:style-name="ro1">
          <table:table-cell table:style-name="ce1" office:value-type="float" office:value="2.033448" calcext:value-type="float">
            <text:p>2.033448</text:p>
          </table:table-cell>
        </table:table-row>
        <table:table-row table:style-name="ro1">
          <table:table-cell table:style-name="ce1" office:value-type="float" office:value="2.033638" calcext:value-type="float">
            <text:p>2.033638</text:p>
          </table:table-cell>
        </table:table-row>
        <table:table-row table:style-name="ro1">
          <table:table-cell table:style-name="ce1"/>
        </table:table-row>
        <table:table-row table:style-name="ro1">
          <table:table-cell/>
        </table:table-row>
        <table:table-row table:style-name="ro1">
          <table:table-cell office:value-type="float" office:value="2.0342" calcext:value-type="float">
            <text:p>2.03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style:rfc-language-tag="sr-Latn-RS" fo:language="sr" fo:script="Latn" fo:country="R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1">00/00/0000</text:date>, <text:time style:data-style-name="N2" text:time-value="15:38:18.4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01T15:39:51.748000000</dc:date>
    <meta:editing-duration>PT4H25M51S</meta:editing-duration>
    <meta:editing-cycles>84</meta:editing-cycles>
    <meta:document-statistic meta:table-count="1" meta:cell-count="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1:Sheet1.A38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4774">
                <text:p>2.034774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4664">
                <text:p>2.034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4658">
                <text:p>2.034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4658">
                <text:p>2.034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4651">
                <text:p>2.034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4774">
                <text:p>2.034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4383">
                <text:p>2.0343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4513">
                <text:p>2.0345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4218">
                <text:p>2.0342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4357">
                <text:p>2.0343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403">
                <text:p>2.034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403">
                <text:p>2.034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4133">
                <text:p>2.0341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3973">
                <text:p>2.0339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3732">
                <text:p>2.0337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3732">
                <text:p>2.033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3448">
                <text:p>2.0334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3638">
                <text:p>2.0336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